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Párrafodelista" style:family="paragraph">
      <style:text-properties style:font-name="Arial"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text-properties style:font-name="Arial" fo:language="es" fo:country="ES"/>
    </style:style>
    <style:style style:name="P10" style:parent-style-name="Párrafodelista" style:family="paragraph">
      <style:text-properties style:font-name="Arial" fo:language="es" fo:country="ES"/>
    </style:style>
    <style:style style:name="P11" style:parent-style-name="Párrafodelista" style:family="paragraph">
      <style:text-properties style:font-name="Arial" fo:language="es" fo:country="ES"/>
    </style:style>
    <style:style style:name="P12" style:parent-style-name="Párrafodelista" style:family="paragraph">
      <style:text-properties style:font-name="Arial" fo:language="es" fo:country="ES"/>
    </style:style>
    <style:style style:name="P13" style:parent-style-name="Párrafodelista" style:family="paragraph">
      <style:text-properties style:font-name="Arial" fo:language="es" fo:country="ES"/>
    </style:style>
    <style:style style:name="P14" style:parent-style-name="Párrafodelista" style:family="paragraph">
      <style:text-properties style:font-name="Arial" fo:language="es" fo:country="ES"/>
    </style:style>
    <style:style style:name="P15" style:parent-style-name="Título1" style:family="paragraph">
      <style:text-properties style:font-name="Calisto MT" fo:font-weight="bold" style:font-weight-asian="bold" fo:language="es" fo:country="ES"/>
    </style:style>
    <style:style style:name="P16" style:parent-style-name="Párrafodelista" style:family="paragraph">
      <style:text-properties style:font-name="Arial" fo:language="es" fo:country="ES"/>
    </style:style>
    <style:style style:name="P17" style:parent-style-name="Párrafodelista" style:family="paragraph">
      <style:text-properties style:font-name="Arial" fo:language="es" fo:country="ES"/>
    </style:style>
    <style:style style:name="P18" style:parent-style-name="Párrafodelista" style:family="paragraph">
      <style:text-properties style:font-name="Arial" fo:language="es" fo:country="ES"/>
    </style:style>
    <style:style style:name="P19" style:parent-style-name="Párrafodelista" style:family="paragraph">
      <style:text-properties style:font-name="Arial" fo:language="es" fo:country="ES"/>
    </style:style>
    <style:style style:name="P20" style:parent-style-name="Párrafodelista" style:family="paragraph">
      <style:text-properties style:font-name="Arial" fo:language="es" fo:country="ES"/>
    </style:style>
    <style:style style:name="P21" style:parent-style-name="Párrafodelista" style:family="paragraph">
      <style:text-properties style:font-name="Arial" fo:language="es" fo:country="ES"/>
    </style:style>
    <style:style style:name="P22" style:parent-style-name="Párrafodelista" style:family="paragraph">
      <style:text-properties style:font-name="Arial" fo:language="es" fo:country="ES"/>
    </style:style>
    <style:style style:name="P23" style:parent-style-name="Párrafodelista" style:family="paragraph">
      <style:text-properties style:font-name="Arial" fo:language="es" fo:country="ES"/>
    </style:style>
    <style:style style:name="P24" style:parent-style-name="Párrafodelista" style:family="paragraph">
      <style:text-properties style:font-name="Arial" fo:language="es" fo:country="ES"/>
    </style:style>
    <style:style style:name="P25" style:parent-style-name="Párrafodelista" style:family="paragraph">
      <style:text-properties style:font-name="Arial" fo:language="es" fo:country="ES"/>
    </style:style>
    <style:style style:name="P26" style:parent-style-name="Párrafodelista" style:family="paragraph">
      <style:text-properties style:font-name="Arial" fo:language="es" fo:country="ES"/>
    </style:style>
    <style:style style:name="P27" style:parent-style-name="Párrafodelista" style:family="paragraph">
      <style:text-properties style:font-name="Arial" fo:language="es" fo:country="ES"/>
    </style:style>
    <style:style style:name="P28" style:parent-style-name="Párrafodelista" style:family="paragraph">
      <style:text-properties style:font-name="Arial" fo:language="es" fo:country="ES"/>
    </style:style>
    <style:style style:name="P29" style:parent-style-name="Párrafodelista" style:family="paragraph">
      <style:text-properties style:font-name="Arial" fo:language="es" fo:country="ES"/>
    </style:style>
    <style:style style:name="P30" style:parent-style-name="Párrafodelista" style:family="paragraph">
      <style:text-properties style:font-name="Arial" fo:language="es" fo:country="ES"/>
    </style:style>
    <style:style style:name="P31" style:parent-style-name="Párrafodelista" style:family="paragraph">
      <style:text-properties style:font-name="Arial" fo:language="es" fo:country="ES"/>
    </style:style>
    <style:style style:name="P32" style:parent-style-name="Párrafodelista" style:family="paragraph">
      <style:text-properties style:font-name="Arial" fo:language="es" fo:country="ES"/>
    </style:style>
    <style:style style:name="P33" style:parent-style-name="Párrafodelista" style:family="paragraph">
      <style:text-properties style:font-name="Arial" fo:language="es" fo:country="ES"/>
    </style:style>
    <style:style style:name="P34" style:parent-style-name="Párrafodelista" style:family="paragraph">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paragraph-properties fo:margin-left="1in">
        <style:tab-stops/>
      </style:paragraph-properties>
      <style:text-properties style:font-name="Arial" fo:language="es" fo:country="ES"/>
    </style:style>
    <style:style style:name="T46" style:parent-style-name="Fuentedepárrafopredeter." style:family="text">
      <style:text-properties style:font-name="Calisto MT" fo:font-weight="bold" style:font-weight-asian="bold" fo:language="es" fo:country="ES"/>
    </style:style>
    <style:style style:name="P47" style:parent-style-name="Título1" style:family="paragraph">
      <style:text-properties style:font-name="Arial" style:font-name-complex="Arial" style:use-window-font-color="true" fo:font-size="12pt" style:font-size-asian="12pt" style:font-size-complex="12pt" fo:language="es" fo:country="ES"/>
    </style:style>
    <style:style style:name="P48" style:parent-style-name="Párrafodelista" style:family="paragraph">
      <style:text-properties style:font-name="Arial" fo:font-size="12pt" style:font-size-asian="12pt" style:font-size-complex="12pt" fo:language="es" fo:country="ES"/>
    </style:style>
    <style:style style:name="P49" style:parent-style-name="Párrafodelista" style:family="paragraph">
      <style:text-properties style:font-name="Arial" fo:font-size="12pt" style:font-size-asian="12pt" style:font-size-complex="12pt" fo:language="es" fo:country="ES"/>
    </style:style>
    <style:style style:name="P50" style:parent-style-name="Párrafodelista" style:family="paragraph">
      <style:text-properties style:font-name="Arial" fo:font-size="12pt" style:font-size-asian="12pt" style:font-size-complex="12pt" fo:language="es" fo:country="ES"/>
    </style:style>
    <style:style style:name="P51" style:parent-style-name="Párrafodelista" style:family="paragraph">
      <style:text-properties style:font-name="Arial" fo:font-size="12pt" style:font-size-asian="12pt" style:font-size-complex="12pt" fo:language="es" fo:country="ES"/>
    </style:style>
    <style:style style:name="P52" style:parent-style-name="Párrafodelista" style:family="paragraph">
      <style:text-properties style:font-name="Arial" fo:font-size="12pt" style:font-size-asian="12pt" style:font-size-complex="12pt" fo:language="es" fo:country="ES"/>
    </style:style>
    <style:style style:name="P53" style:parent-style-name="Párrafodelista" style:family="paragraph">
      <style:text-properties style:font-name="Arial" fo:font-size="12pt" style:font-size-asian="12pt" style:font-size-complex="12pt" fo:language="es" fo:country="ES"/>
    </style:style>
    <style:style style:name="P54" style:parent-style-name="Normal" style:family="paragraph">
      <style:text-properties style:font-name="Arial" fo:color="#4472C4" fo:font-size="12pt" style:font-size-asian="12pt" style:font-size-complex="12pt" fo:language="es" fo:country="ES"/>
    </style:style>
    <style:style style:name="P55" style:parent-style-name="Normal" style:family="paragraph">
      <style:text-properties style:font-name="Arial" fo:color="#4472C4" fo:font-size="12pt" style:font-size-asian="12pt" style:font-size-complex="12pt" fo:language="es" fo:country="ES"/>
    </style:style>
    <style:style style:name="P56" style:parent-style-name="Normal" style:family="paragraph">
      <style:text-properties style:font-name="Arial" fo:color="#4472C4" fo:font-size="12pt" style:font-size-asian="12pt" style:font-size-complex="12pt" fo:language="es" fo:country="ES"/>
    </style:style>
    <style:style style:name="P57" style:parent-style-name="Normal" style:family="paragraph">
      <style:text-properties style:font-name="Arial" fo:color="#4472C4" fo:font-size="12pt" style:font-size-asian="12pt" style:font-size-complex="12pt" fo:language="es" fo:country="ES"/>
    </style:style>
    <style:style style:name="P58" style:parent-style-name="Normal" style:family="paragraph">
      <style:text-properties style:font-name="Arial" fo:color="#4472C4" fo:font-size="12pt" style:font-size-asian="12pt" style:font-size-complex="12pt" fo:language="es" fo:country="ES"/>
    </style:style>
    <style:style style:name="P59" style:parent-style-name="Título" style:family="paragraph">
      <style:text-properties style:font-name="Arial" style:font-name-complex="Arial" fo:color="#4472C4" fo:font-size="12pt" style:font-size-asian="12pt" style:font-size-complex="12pt" fo:language="es" fo:country="ES"/>
    </style:style>
    <style:style style:name="P60" style:parent-style-name="Título" style:family="paragraph">
      <style:text-properties style:font-name="Arial" style:font-name-complex="Arial" fo:color="#4472C4" fo:font-size="12pt" style:font-size-asian="12pt" style:font-size-complex="12pt" fo:language="es" fo:country="ES"/>
    </style:style>
    <style:style style:name="P61" style:parent-style-name="Normal" style:family="paragraph">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list text:style-name="LFO1" text:continue-numbering="true">
        <text:list-item>
          <text:p text:style-name="P6">El sistema debe tener cuatros tipos de actores: administradores, moderadores, usuarios y comercios. Sobre ellos debe almacenar el correo electrónico. Adicionalmente, sobre los usuarios debe guardar el nombre, los apellidos y<text:s/>un teléfono de contacto. Sobre los comercios también deberá almacenar su nombre, el email de PayPal y el número de identificación fiscal.<text:s/></text:p>
        </text:list-item>
        <text:list-item>
          <text:p text:style-name="P7">Algunos actores pueden publicar anuncios sobre los objetos que quieran poner a la venta o en subasta. De dichos anuncios el sistema guardará el nombre del objeto, una descripción, una foto opcional, la fecha en la cual se publicará dicho anuncio, una lista de palabras claves y una fecha a partir de la cual el objeto ya no estará a la venta. Existen tres tipos de anuncios, anuncio exprés, anuncio de tienda, y anuncio de subasta.</text:p>
          <text:list text:continue-numbering="true">
            <text:list-item>
              <text:p text:style-name="P8">Anuncio Express: Son los anuncios de objetos únicos, también deberán tener un precio de venta.</text:p>
            </text:list-item>
            <text:list-item>
              <text:p text:style-name="P9">Anuncio Tienda: Son anuncios de un objeto del cual se tiene stock. Además de la información de los anuncios generales deberá guardar un precio de compra y el número de objetos que se tiene en stock.</text:p>
            </text:list-item>
            <text:list-item>
              <text:p text:style-name="P10">Anuncio Subasta: Son subastas en las cuales los usuarios podrán hacer pujas para adquirir el objeto. Solo el usuario que haya hecho la puja más alta deberá pagar el precio y se llevará el objeto. Sobre ellas se guardará el precio mínimo en el cual empieza la subasta, un precio de compra instantánea si el creador lo considera oportuno y si la subasta es secreta o abierta. En una subasta secreta los usuarios hacen una sola puja y no pueden ver la puja del resto de usuarios.<text:s/></text:p>
            </text:list-item>
          </text:list>
        </text:list-item>
        <text:list-item>
          <text:p text:style-name="P11">Los usuarios tendrán un carrito de la compra en el cual añadir los productos que se quieren comprar. En dicho carrito habrá una lista de artículos y la cantidad de dichos artículos que se quiera comprar.</text:p>
        </text:list-item>
        <text:list-item>
          <text:p text:style-name="P12">Una vez un usuario haya pagado un carrito de la compra el sistema deberá guardar la siguiente información sobre dicha compra: el comprador que la efectúa, la fecha en la que se paga, los datos de facturación del comprador, los datos de envío del comprador, él estado de la venta y la lista de artículos con la cantidad de artículos que se han comprado.<text:s/>El estado con el que se crea cualquier venta es “Pendiente de envío”, otros posibles estados serán “Enviado” y “Recibido”</text:p>
        </text:list-item>
        <text:list-item>
          <text:p text:style-name="P13">Los datos de facturación de una compra incluyen nombre, apellidos, país, ciudad, código postal y número de identificación legal de la persona que<text:s/>realiza el pago.</text:p>
        </text:list-item>
        <text:list-item>
          <text:p text:style-name="P14">Los datos de envío de una compra incluyen: país, ciudad, código postal y dirección.<text:s/></text:p>
        </text:list-item>
      </text:list>
      <text:h text:style-name="P15" text:outline-level="1">Requisitos funcionales</text:h>
      <text:list text:style-name="LFO1" text:continue-numbering="true">
        <text:list-item>
          <text:p text:style-name="P16">Un actor no autentificado en el sistema deberá poder:</text:p>
          <text:list text:continue-numbering="true">
            <text:list-item>
              <text:p text:style-name="P17">Registrarse en el sistema como usuario o como comercio. El registro de un comercio deberá ser verificado por el administrador o uno de los moderadores.</text:p>
            </text:list-item>
            <text:list-item>
              <text:p text:style-name="P18">Navegar la lista de anuncios publicados y acceder a la exposición detallada del mismo.</text:p>
            </text:list-item>
            <text:list-item>
              <text:p text:style-name="P19">Navegar desde un anuncio a otros anuncios similares. Un anuncio similar es aquel con el que comparte palabras claves o cuyo título es parecido.</text:p>
            </text:list-item>
            <text:list-item>
              <text:p text:style-name="P20">Hacer una búsqueda de anuncios publicados por palabras claves.</text:p>
            </text:list-item>
          </text:list>
        </text:list-item>
        <text:list-item>
          <text:p text:style-name="P21">Un actor autentificado deberá poder:</text:p>
          <text:list text:continue-numbering="true">
            <text:list-item>
              <text:p text:style-name="P22">Hacer lo mismo que uno no autentificado menos registrarse en el sistema.</text:p>
            </text:list-item>
          </text:list>
        </text:list-item>
        <text:list-item>
          <text:p text:style-name="P23">Un actor autentificado como<text:s/>moderador deberá poder:</text:p>
          <text:list text:continue-numbering="true">
            <text:list-item>
              <text:p text:style-name="P24">Banear usuarios y comercios si detecta actividad inadecuada.<text:s/></text:p>
            </text:list-item>
            <text:list-item>
              <text:p text:style-name="P25">Borrar anuncios que crea que son inadecuados.</text:p>
            </text:list-item>
            <text:list-item>
              <text:p text:style-name="P26">Verificar la creación de un comercio.</text:p>
            </text:list-item>
          </text:list>
        </text:list-item>
        <text:list-item>
          <text:p text:style-name="P27">Un actor autentificado como administrador deberá poder:</text:p>
          <text:list text:continue-numbering="true">
            <text:list-item>
              <text:p text:style-name="P28">Hacer lo mismo que un moderador.</text:p>
            </text:list-item>
            <text:list-item>
              <text:p text:style-name="P29">Controlar las siguientes variables del sistema sin tener que reiniciarlo: El IVA aplicado a las compras, el mensaje de bienvenida en inglés, el mensaje de bienvenida en español, el número máximo de anuncios que puede tener un usuario publicados de manera simultánea, el número máximo de anuncios que puede tener un comercio publicados de manera simultánea, el número máximo de anuncios que puede tener un usuario premium publicados de manera simultánea, el número máximo de anuncios que puede tener un comercio premium publicados de manera simultánea, el número máximo de meses que puede estar un anuncio publicado, el precio de compra de los servicios premium.</text:p>
            </text:list-item>
            <text:list-item>
              <text:p text:style-name="P30">Crear usuarios de cualquier rol.</text:p>
            </text:list-item>
          </text:list>
        </text:list-item>
        <text:list-item>
          <text:p text:style-name="P31">Un actor autentificado como usuario deberá poder:</text:p>
          <text:list text:continue-numbering="true">
            <text:list-item>
              <text:p text:style-name="P32">Gestionar sus anuncios exprés y de subasta, lo que incluye crearlos, listarlos, editarlos y borrarlos. Una vez que un anuncio esté publicado no puede ser editado.</text:p>
            </text:list-item>
            <text:list-item>
              <text:p text:style-name="P33">Gestionar su carro de la compra, lo que incluye añadir y borrar productos y pagar el contenido.</text:p>
            </text:list-item>
            <text:list-item>
              <text:p text:style-name="P34">Al pagar el<text:s/>contenido de un carrito deberá añadir los datos de facturación y de envío.</text:p>
            </text:list-item>
            <text:list-item>
              <text:p text:style-name="P35">Hacer una puja en una subasta y pagar la puja si al terminar la subasta es el ganador.</text:p>
            </text:list-item>
            <text:list-item>
              <text:p text:style-name="P36">Pagar el precio de compra instantánea de una subasta y llevarse el objeto de manera inmediata.</text:p>
            </text:list-item>
            <text:list-item>
              <text:p text:style-name="P37">Listar sus compras pasadas<text:s/>y cambiar su estado de “Enviado” a “Recibido” cuando lo considere oportuno.</text:p>
            </text:list-item>
            <text:list-item>
              <text:p text:style-name="P38">Listar las ventas de sus productos y poder acceder a los datos del comprador de cada una de ellas.</text:p>
            </text:list-item>
            <text:list-item>
              <text:p text:style-name="P39">Listar las subastas en las que participa o a participado.</text:p>
            </text:list-item>
            <text:list-item>
              <text:p text:style-name="P40">Pagar por los servicios premium. Los servicios premium de los usuarios<text:s/>incluyen tener un mayor número de anuncios simultáneos y evitar los banners publicitarios.</text:p>
            </text:list-item>
          </text:list>
        </text:list-item>
        <text:list-item>
          <text:p text:style-name="P41">Un actor autentificado como comercio deberá poder.</text:p>
          <text:list text:continue-numbering="true">
            <text:list-item>
              <text:p text:style-name="P42">Gestionar sus anuncios exprés, de subasta y de tienda, lo que incluye crearlos, listarlos, editarlos y borrarlos.<text:s/>Solo los anuncios de tienda pueden ser editados una vez publicados.<text:s/></text:p>
            </text:list-item>
            <text:list-item>
              <text:p text:style-name="P43">Listar las ventas de sus productos pudiendo acceder a los datos del comprador y editar el estado<text:s/>de “Pendiente de envío” a “Enviado”.</text:p>
            </text:list-item>
            <text:list-item>
              <text:p text:style-name="P44">Pagar por los servicios premium. Los servicios premium de comercios<text:s/>incluyen tener un mayor número de anuncios simultáneos, evitar los banners publicitarios y la posibilidad de que uno de sus anuncios aparezca publicitado para los actores no premium.</text:p>
            </text:list-item>
          </text:list>
        </text:list-item>
      </text:list>
      <text:p text:style-name="P45"/>
      <text:h text:style-name="Título1" text:outline-level="1"><text:span text:style-name="T46">Requisitos no funcionales</text:span></text:h>
      <text:list text:style-name="LFO1" text:continue-numbering="true">
        <text:list-item>
          <text:p text:style-name="P47">El sistema debe estar disponible en inglés y<text:s/>español.</text:p>
        </text:list-item>
        <text:list-item>
          <text:p text:style-name="P48">El sistema funcionará en España, por lo que debe cumplir las regulaciones españolas.</text:p>
        </text:list-item>
        <text:list-item>
          <text:p text:style-name="P49">El sistema debe ser lo más eficiente que sea posible.</text:p>
        </text:list-item>
        <text:list-item>
          <text:p text:style-name="P50">No es necesario que el sistema guarde las fotos, pero si las URL de sistemas de almacenamientos externos como Flickr.com o Pinterest.com.</text:p>
        </text:list-item>
        <text:list-item>
          <text:p text:style-name="P51">El documento de “Términos y Condiciones” debe hacer explicito las razones por las que un usuario puede ser baneado o un anuncio borrado por un administrador o moderador.</text:p>
        </text:list-item>
        <text:list-item>
          <text:p text:style-name="P52">El pago de todas las compras del sistema debe ser por PayPal.</text:p>
        </text:list-item>
        <text:list-item>
          <text:p text:style-name="P53">Cuando un usuario efectúe un pago debe cargar por defecto los datos de facturación y de envío de su último pago.</text:p>
        </text:list-item>
      </text:list>
      <text:p text:style-name="P54"/>
      <text:p text:style-name="P55">&lt; Galería Imgur, Avisos por email, Detectar addblock, disqus, Django &gt;</text:p>
      <text:p text:style-name="P56"/>
      <text:p text:style-name="P57"/>
      <text:p text:style-name="P58"/>
      <text:p text:style-name="P59"/>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fo:line-height="100%"/>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05T16:33:00Z</meta:creation-date>
    <dc:date>2018-04-06T16:29:00Z</dc:date>
    <meta:template xlink:href="Normal.dotm" xlink:type="simple"/>
    <meta:editing-cycles>6</meta:editing-cycles>
    <meta:editing-duration>PT14280S</meta:editing-duration>
    <meta:document-statistic meta:page-count="4" meta:paragraph-count="13" meta:word-count="1042" meta:character-count="6969" meta:row-count="49" meta:non-whitespace-character-count="5940"/>
  </office:meta>
</office:document-meta>
</file>